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Project: </text:span><text:span text:style-name="T1">Walking Tour Creator</text:span><text:span text:style-name="T2"> - </text:span>Group Project 07 </text:p>
      <text:p text:style-name="Standard"><text:span text:style-name="T2">Meeting: </text:span>Weekly Project Meeting </text:p>
      <text:p text:style-name="Standard"><text:span text:style-name="T2">Persons present:</text:span> Everyone including Neil Taylor</text:p>
      <text:p text:style-name="Standard"><text:span text:style-name="T2">Place and date of meeting: </text:span><text:span text:style-name="T1">C55 </text:span>10:00, 5th November 2013. </text:p>
      <text:p text:style-name="Standard"><text:span text:style-name="T2">Circulation list:</text:span> All project members and Neil Taylor (nst@aber.ac.uk)</text:p>
      <text:p text:style-name="Standard"><text:span text:style-name="T2">Author: </text:span>Ryan Gouldsmith (ryg1@aber.ac.uk) </text:p>
      <text:p text:style-name="Standard"><text:span text:style-name="T2">Date of minutes: <text:s/></text:span><text:span text:style-name="T1">5th</text:span>November</text:p>
      <text:p text:style-name="Standard"><text:span text:style-name="T2">Version: </text:span><text:span text:style-name="T1">1.0 – original document</text:span></text:p>
      <text:p text:style-name="Standard"/>
      <text:p text:style-name="Standard"><text:span text:style-name="T2">Matters Arising:</text:span> </text:p>
      <text:list xml:id="list10803885431" text:style-name="L1">
        <text:list-header>
          <text:p text:style-name="P3">1. <text:s/>That we will be focussing on the Test Specification and Desgin Specification this coming week.</text:p>
        </text:list-header>
      </text:list>
      <text:p text:style-name="Standard"/>
      <text:p text:style-name="P2">New Business:</text:p>
      <text:list xml:id="list492116944" text:style-name="L2">
        <text:list-item>
          <text:p text:style-name="P4">Martin Harry and David discussed which was the most popular Android device, as a result of their research and which one we shall be using: Dave said he wrote Jellybean in the project plan. Zac said could bring in his Nexus device to the group, he will bring this for Friday – so that we have an extra device we can use for testing.</text:p>
          <text:p text:style-name="P4"><text:line-break/>Martin says we will need to test the time processes take and the take into consideration balancing the precission of the co-ordinates and the battery consumption.</text:p>
          <text:p text:style-name="P4"><text:span text:style-name="T2">ACTION</text:span>: zal </text:p>
          <text:p text:style-name="P4"/>
        </text:list-item>
        <text:list-item>
          <text:p text:style-name="P4">Neil can't meet during the Tuesday 9th December, <text:s/>or next Tuesday at the time of 10:00. We agreed that we would move the meeting to 16:00 Tuesday afternoon.</text:p>
          <text:p text:style-name="P4"><text:span text:style-name="T2">ACTION: </text:span>Everyone</text:p>
          <text:p text:style-name="P4"/>
        </text:list-item>
        <text:list-item>
          <text:p text:style-name="P4">Neil said that he will give us additional feedback on our project plan as soon as he can.<text:line-break/><text:span text:style-name="T2">ACTION:</text:span> nst<text:line-break/></text:p>
        </text:list-item>
        <text:list-item>
          <text:p text:style-name="P4">Dave asked Martin to pull the test specification from Git to view the test specification – so he can work on it simultaneously. He wants everyone to look through it – emailing to the group suggestions on different test specifications.<text:line-break/><text:line-break/>Familarisation phase for the website and Android development team starts soon - <text:s/>then they need to start the prototyping for the website, Android and database as soon as possible because it will be approaching the deliverable.</text:p>
          <text:p text:style-name="P4"/>
        </text:list-item>
        <text:list-item>
          <text:p text:style-name="P4">Maceij said he would sent out the class diagrams by this evening to people, so they can see the structure of the classes. <text:line-break/><text:span text:style-name="T2">ACTION:</text:span>mwd5</text:p>
          <text:p text:style-name="P4"/>
        </text:list-item>
        <text:list-item>
          <text:p text:style-name="P4">Dave might need to change the task associated with everyone's weekly report as some of the cases related to items included in the documents, such as use-case.<text:line-break/><text:span text:style-name="T2">ACTION:</text:span> mda<text:line-break/></text:p>
        </text:list-item>
        <text:list-item>
          <text:p text:style-name="P4">Maceij had an idea from Friday's meeting on administrator discussion – he thinks <text:soft-page-break/>we should be able to click certain walk, then have a popup which says public or private and this will be displayed. The admin only then needs to review the public ones. Neil suggested that this might involve more than we think, not just code wise but documentation too– this was unresolved. <text:line-break/></text:p>
        </text:list-item>
        <text:list-item>
          <text:p text:style-name="P4">When asked about the the blog Neil mentioned it could be used as a diary – with at least one entry a week, it's supposed to be a reflection of what you have done this week – saying what the good and the bad points were for the week. This needs be completed by Tuesday 15:00.<text:line-break/><text:span text:style-name="T2">ACTION</text:span>: Everyone</text:p>
          <text:p text:style-name="P4"><text:s/><text:line-break/></text:p>
        </text:list-item>
      </text:list>
      <text:p text:style-name="Standard"><text:span text:style-name="T2">Any Other Business:</text:span><text:line-break/> <text:s/></text:p>
      <text:p text:style-name="P1"><text:span text:style-name="T2">Authors Email Address:</text:span> <text:a xlink:type="simple" xlink:href="mailto:ryg1@aber.ac.uk">ryg1@aber.ac.uk</text:a></text:p>
      <text:p text:style-name="P1"/>
      <text:p text:style-name="P1"><text:span text:style-name="T2">Dates: </text:span>Version 1.0: 5th Nove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2013_11_05.od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3T11:13:41</meta:creation-date>
    <dc:date>2013-11-05T14:09:29</dc:date>
    <meta:editing-duration>PT9H1M9S</meta:editing-duration>
    <meta:editing-cycles>244</meta:editing-cycles>
    <meta:generator>LibreOffice/3.5$Linux_X86_64 LibreOffice_project/350m1$Build-2</meta:generator>
    <meta:document-statistic meta:table-count="0" meta:image-count="0" meta:object-count="0" meta:page-count="2" meta:paragraph-count="27" meta:word-count="485" meta:character-count="2822" meta:non-whitespace-character-count="2348"/>
  </office:meta>
</office:document-meta>
</file>